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Quotation-2.1" table:style-name="ta1" table:print-ranges="A1:AF3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Quotation">
            <text:p>Quotation</text:p>
          </table:table-cell>
          <table:table-cell table:style-name="ce8" office:value-type="string" office:string-value="Quotation. Details">
            <text:p>Quotation. Details</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quote for the provision of goods and services.">
            <text:p>A document used to quote for the provision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Quotation. UBL Version Identifier. Identifier">
            <text:p>Quotation. UBL Vers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Quotation. Customization Identifier. Identifier">
            <text:p>Quotation. Customizat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Quotation. Profile Identifier. Identifier">
            <text:p>Quotation. Profile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subset of UBL being used.">
            <text:p>Identifies a user-defined profile of the subset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Quotation. Profile Execution Identifier. Identifier">
            <text:p>Quotation. Profile Execut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Quotation. Identifier">
            <text:p>Quotation.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Quotation. Copy_ Indicator. Indicator">
            <text:p>Quotation. Copy_ Indicator. Indicato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Quotation. UUID. Identifier">
            <text:p>Quotation. UUID.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Quotation. Issue Date. Date">
            <text:p>Quotation. Issue Date. Dat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Quotation. Issue Time. Time">
            <text:p>Quotation. Issue Time. Tim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9" office:value-type="string" office:string-value="Quotation. Note. Text">
            <text:p>Quotation. Note. Text</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2]&lt;&gt;&quot;&quot;;CONCATENATE([.F12];&quot; &quot;;[.G12]);[.G12])"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PricingCurrencyCode">
            <text:p>PricingCurrencyCode</text:p>
          </table:table-cell>
          <table:table-cell table:style-name="ce9" office:value-type="string" office:string-value="Quotation. Pricing_ Currency Code. Code">
            <text:p>Quotation. Pricing_ Currency Code. Cod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3]&lt;&gt;&quot;&quot;;CONCATENATE([.F13];&quot; &quot;;[.G13]);[.G13])"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all prices in the Quotation.">
            <text:p>A code signifying the currency used for all prices in the Quot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9" office:value-type="string" office:string-value="Quotation. Line Count. Numeric">
            <text:p>Quotation. Line Count. Numeric</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14]&lt;&gt;&quot;&quot;;CONCATENATE([.F14];&quot; &quot;;[.G14]);[.G14])"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14]&lt;&gt;&quot;&quot;;CONCATENATE([.J14];&quot;_ &quot;;[.I14];&quot;. Type&quot;);CONCATENATE([.I14];&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Quotation Lines in this document.">
            <text:p>The number of Quotation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5]=&quot;Universally Unique&quot;;&quot;UU&quot;;[.E15]);[.F15];IF([.H15]&lt;&gt;[.I15];[.H15];&quot;&quot;);CONCATENATE(IF([.I15]=&quot;Identifier&quot;;&quot;ID&quot;;IF([.I15]=&quot;Text&quot;;&quot;&quot;;[.I15]))));&quot; &quot;;&quot;&quot;);&quot;'&quot;;&quot;&quot;)" office:value-type="string" table:style-name="ce4" office:string-value="ValidityPeriod">
            <text:p>ValidityPeriod</text:p>
          </table:table-cell>
          <table:table-cell office:value-type="string" table:style-name="ce10" office:string-value="Quotation. Validity_ Period. Period">
            <text:p>Quotation. Validity_ Period. Period</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1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for which the Quotation is valid.">
            <text:p>The period for which the Quotation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6]=&quot;Universally Unique&quot;;&quot;UU&quot;;[.E16]);[.F16];IF([.H16]&lt;&gt;[.I16];[.H16];&quot;&quot;);CONCATENATE(IF([.I16]=&quot;Identifier&quot;;&quot;ID&quot;;IF([.I16]=&quot;Text&quot;;&quot;&quot;;[.I16]))));&quot; &quot;;&quot;&quot;);&quot;'&quot;;&quot;&quot;)" office:value-type="string" table:style-name="ce4" office:string-value="RequestForQuotationDocumentReference">
            <text:p>RequestForQuotationDocumentReference</text:p>
          </table:table-cell>
          <table:table-cell office:value-type="string" table:style-name="ce10" office:string-value="Quotation. Request For Quotation_ Document Reference. Document Reference">
            <text:p>Quotation. Request For Quotation_ Document Reference. Document Reference</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Request For Quotation">
            <text:p>Request For Quotation</text:p>
          </table:table-cell>
          <table:table-cell table:style-name="ce10" office:value-type="string" office:string-value=""/>
          <table:table-cell table:style-name="ce10" office:value-type="string" office:string-value=""/>
          <table:table-cell table:formula="of:=[.M1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Request for Quotation associated with this Quotation.">
            <text:p>A reference to the Request for Quotation associated with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7]=&quot;Universally Unique&quot;;&quot;UU&quot;;[.E17]);[.F17];IF([.H17]&lt;&gt;[.I17];[.H17];&quot;&quot;);CONCATENATE(IF([.I17]=&quot;Identifier&quot;;&quot;ID&quot;;IF([.I17]=&quot;Text&quot;;&quot;&quot;;[.I17]))));&quot; &quot;;&quot;&quot;);&quot;'&quot;;&quot;&quot;)" office:value-type="string" table:style-name="ce4" office:string-value="AdditionalDocumentReference">
            <text:p>AdditionalDocumentReference</text:p>
          </table:table-cell>
          <table:table-cell office:value-type="string" table:style-name="ce10" office:string-value="Quotation. Additional_ Document Reference. Document Reference">
            <text:p>Quotation. Additional_ Document Reference. Document Reference</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1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Contract">
            <text:p>Contract</text:p>
          </table:table-cell>
          <table:table-cell office:value-type="string" table:style-name="ce10" office:string-value="Quotation. Contract">
            <text:p>Quotation. Contract</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18]"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is Quotation.">
            <text:p>A contract associated with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ignature">
            <text:p>Signature</text:p>
          </table:table-cell>
          <table:table-cell office:value-type="string" table:style-name="ce10" office:string-value="Quotation. Signature">
            <text:p>Quotation. Signatur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19]"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SellerSupplierParty">
            <text:p>SellerSupplierParty</text:p>
          </table:table-cell>
          <table:table-cell office:value-type="string" table:style-name="ce10" office:string-value="Quotation. Seller_ Supplier Party. Supplier Party">
            <text:p>Quotation. Seller_ Supplier Party. Suppli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20]"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BuyerCustomerParty">
            <text:p>BuyerCustomerParty</text:p>
          </table:table-cell>
          <table:table-cell office:value-type="string" table:style-name="ce10" office:string-value="Quotation. Buyer_ Customer Party. Customer Party">
            <text:p>Quotation. Buyer_ Customer Party. Custom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21]"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ssociation to the Buyer.">
            <text:p>Association to 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OriginatorCustomerParty">
            <text:p>OriginatorCustomerParty</text:p>
          </table:table-cell>
          <table:table-cell office:value-type="string" table:style-name="ce10" office:string-value="Quotation. Originator_ Customer Party. Customer Party">
            <text:p>Quotation. Originator_ Customer Party. Custom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elivery">
            <text:p>Delivery</text:p>
          </table:table-cell>
          <table:table-cell office:value-type="string" table:style-name="ce10" office:string-value="Quotation. Delivery">
            <text:p>Quotation. Delivery</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3]"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DeliveryTerms">
            <text:p>DeliveryTerms</text:p>
          </table:table-cell>
          <table:table-cell office:value-type="string" table:style-name="ce10" office:string-value="Quotation. Delivery Terms">
            <text:p>Quotation. Delivery Term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PaymentMeans">
            <text:p>PaymentMeans</text:p>
          </table:table-cell>
          <table:table-cell office:value-type="string" table:style-name="ce10" office:string-value="Quotation. Payment Means">
            <text:p>Quotation. Payment Mean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actionConditions">
            <text:p>TransactionConditions</text:p>
          </table:table-cell>
          <table:table-cell office:value-type="string" table:style-name="ce10" office:string-value="Quotation. Transaction Conditions">
            <text:p>Quotation. Transaction Condition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sales, or payment conditions applying to Orders related to this Quotation.">
            <text:p>A specification of purchasing, sales, or payment conditions applying to Orders related to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llowanceCharge">
            <text:p>AllowanceCharge</text:p>
          </table:table-cell>
          <table:table-cell office:value-type="string" table:style-name="ce10" office:string-value="Quotation. Allowance Charge">
            <text:p>Quotation. Allowance Charg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tinationCountry">
            <text:p>DestinationCountry</text:p>
          </table:table-cell>
          <table:table-cell office:value-type="string" table:style-name="ce10" office:string-value="Quotation. Destination_ Country. Country">
            <text:p>Quotation. Destination_ Country. Countr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28]"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of potential orders (for customs purposes).">
            <text:p>The country of destination of potential orders (for customs purpos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axTotal">
            <text:p>TaxTotal</text:p>
          </table:table-cell>
          <table:table-cell office:value-type="string" table:style-name="ce10" office:string-value="Quotation. Tax Total">
            <text:p>Quotation. Tax Total</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QuotedMonetaryTotal">
            <text:p>QuotedMonetaryTotal</text:p>
          </table:table-cell>
          <table:table-cell office:value-type="string" table:style-name="ce10" office:string-value="Quotation. Quoted_ Monetary Total. Monetary Total">
            <text:p>Quotation. Quoted_ Monetary Total. Monetary Total</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Quoted">
            <text:p>Quoted</text:p>
          </table:table-cell>
          <table:table-cell table:style-name="ce10" office:value-type="string" office:string-value=""/>
          <table:table-cell table:style-name="ce10" office:value-type="string" office:string-value=""/>
          <table:table-cell table:formula="of:=[.M30]"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of the Quotation.">
            <text:p>The total amount of the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QuotationLine">
            <text:p>QuotationLine</text:p>
          </table:table-cell>
          <table:table-cell office:value-type="string" table:style-name="ce10" office:string-value="Quotation. Quotation Line">
            <text:p>Quotation. Quotation Lin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Quotation Line">
            <text:p>Quotation Line</text:p>
          </table:table-cell>
          <table:table-cell office:value-type="string" table:style-name="ce10" office:string-value="Quotation Line">
            <text:p>Quotation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Quotation Line">
            <text:p>Quotation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quoting a cost for one kind of item.">
            <text:p>A line quoting a cost for one kind of item.</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